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.getReports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FirstName( String fir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Extension(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Job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E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EmployeeNumber( Integer employee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Employe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ReportsTo( Integer reports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getOff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Email( String e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JobTitle( String job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Customers( Set &lt; Customer &gt; custo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setOffice( Office off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Employee( Office office , String lastName , String firstName , String extension , String email , Integer reportsTo , String jobTitle , Set &lt; Customer &gt; custom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mployee.Employee( Office office , String lastName , String firstName , String extension , String email , String job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ployee.getCustom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.Employ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loyee.getFir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